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officeooo:rsid="0015239e" officeooo:paragraph-rsid="0015239e" style:font-size-asian="10pt" style:font-size-complex="10pt"/>
    </style:style>
    <style:style style:name="P2" style:family="paragraph" style:parent-style-name="Standard">
      <style:text-properties fo:font-size="10pt" officeooo:paragraph-rsid="002d5692" style:font-size-asian="10pt" style:font-size-complex="10pt"/>
    </style:style>
    <style:style style:name="P3" style:family="paragraph" style:parent-style-name="Standard">
      <style:text-properties fo:font-size="10pt" officeooo:rsid="002d5692" officeooo:paragraph-rsid="002d5692" style:font-size-asian="10pt" style:font-size-complex="10pt"/>
    </style:style>
    <style:style style:name="P4" style:family="paragraph" style:parent-style-name="Standard">
      <style:text-properties fo:font-size="10pt" officeooo:rsid="00229402" officeooo:paragraph-rsid="002d5692" style:font-size-asian="10pt" style:font-size-complex="10pt"/>
    </style:style>
    <style:style style:name="P5" style:family="paragraph" style:parent-style-name="Standard">
      <style:text-properties fo:font-size="10pt" officeooo:rsid="00291f21" officeooo:paragraph-rsid="002d5692" style:font-size-asian="10pt" style:font-size-complex="10pt"/>
    </style:style>
    <style:style style:name="P6" style:family="paragraph" style:parent-style-name="Standard">
      <style:text-properties fo:font-size="10pt" officeooo:rsid="002d5692" officeooo:paragraph-rsid="002d5692" style:font-size-asian="10pt" style:font-size-complex="10pt"/>
    </style:style>
    <style:style style:name="T1" style:family="text">
      <style:text-properties officeooo:rsid="0015f0a4"/>
    </style:style>
    <style:style style:name="T2" style:family="text">
      <style:text-properties officeooo:rsid="00203314"/>
    </style:style>
    <style:style style:name="T3" style:family="text">
      <style:text-properties officeooo:rsid="0022210a"/>
    </style:style>
    <style:style style:name="T4" style:family="text">
      <style:text-properties fo:font-style="italic" officeooo:rsid="001947cc" style:font-style-asian="italic" style:font-style-complex="italic"/>
    </style:style>
    <style:style style:name="T5" style:family="text">
      <style:text-properties fo:font-style="italic" officeooo:rsid="001aefd3" style:font-style-asian="italic" style:font-style-complex="italic"/>
    </style:style>
    <style:style style:name="T6" style:family="text">
      <style:text-properties officeooo:rsid="002d569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Scène</text:span> <text:span text:style-name="T1">0</text:span> : Pub pour la ville <text:span text:style-name="T3">pleine balle </text:span></text:p>
      <text:p text:style-name="P2"><text:span text:style-name="T3">interrompue par Mireille de manière pertinente. (fermeture castelet ou télé)<text:line-break/>kamishibaï ou autre à définir.</text:span><text:line-break/><text:line-break/>à cette époque, le confort moderne était encore un simple rêve. Les habitants de [...], petits et grands, vivant dans leurs masures délabrées, s'endormaient chaque soir en pensant à tout ce que la vie refusait de leur offrir: un foyer douillet et confortable, un emploi productif et valorisant, et la joie de travailler à construire un avenir meilleur, pour eux et leurs enfants.</text:p>
      <text:p text:style-name="P4">Ce que je souhaite vous raconter aujourd'hui, c'est l'histoire d'un homme hors du commun, un homme qui décida un jour de refuser la fatalité, et de bâtir le monde de ses rêves. Armé de sa simple audace, n'ayant au départ que ses mains, il partit chercher fortune dans le vaste monde. Alors que les succès s'enchaînaient, il devint bientôt l'un des entrepreneurs les plus influents de la business-sphere internationale. Pour autant, il n'oublia jamais d'où il venait, se promettant qu'à son retour, il bâtirait de ses mains ce rêve de confort auquel tant avaient fini par renoncer.</text:p>
      <text:p text:style-name="P2"/>
      <text:p text:style-name="P4">Cet homme, le voici: c'est Jack Caesar (plan sur JC en train de préparer des cadeaux pour les orphelins?). En quelques années, il allait transformer la face de [...] et y apporter enfin le progrès qui lui avait tant manqué.</text:p>
      <text:p text:style-name="P4">Je vais vous raconter aujourd'hui l'histoire de cette transofrmation spectaculaire; comment Jack Caesar, à l'aide de son audace, de son réseau et de son immense richesse, a balayé les ruines moyen-âgeuses de l'ancien monde, pour construire ce qui est aujourd'hui le symbole du confort et de la modernité.</text:p>
      <text:p text:style-name="P4">Pour votre plus grand plaisir, vous serez accompagnés dans ce voyage audiovisuel par la célèbre [Fanfare des Lumières du Progrès], un ensemble de musiciens émérites qui souhaitent à leur tour honorer notre bienfaiteur commun. Merci de les applaudir très fort! Je vous souhaite une bonne séance!<text:line-break/></text:p>
      <text:p text:style-name="P3">(zoom vers TV / Castelet)</text:p>
      <text:p text:style-name="P5">Scène 1<text:line-break/>Passage voix off <text:s/></text:p>
      <text:p text:style-name="P3">==&gt; anime type théâtre d’ombres ?<text:line-break/>BF de dos en ombres chinoises marchent dans la nuit.<text:line-break/>« Au commencent de cette histoire, trois étrangers aux chapeaux tordus sont arrivés en ville à la nuit tombée. Ils cherchaient un endroit où dormir. »<text:line-break/>[présentation filmée des 3 barons]</text:p>
      <text:p text:style-name="P2"><text:span text:style-name="T6">[Générique. Glitch discret sur le nom du fil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1:13:44.295086183</meta:creation-date>
    <meta:generator>LibreOffice/6.1.5.2$Linux_X86_64 LibreOffice_project/10$Build-2</meta:generator>
    <dc:date>2021-06-11T14:18:30.097410097</dc:date>
    <meta:editing-duration>PT6H55M11S</meta:editing-duration>
    <meta:editing-cycles>24</meta:editing-cycles>
    <meta:document-statistic meta:table-count="0" meta:image-count="0" meta:object-count="0" meta:page-count="1" meta:paragraph-count="10" meta:word-count="384" meta:character-count="2302" meta:non-whitespace-character-count="1923"/>
  </office:meta>
</office:document-meta>
</file>